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P3" style:parent-style-name="Standard" style:list-style-name="LFO2" style:family="paragraph"/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Standardnípísmoodstavce" style:family="text">
      <style:text-properties fo:font-weight="bold" style:font-weight-asian="bold" style:font-weight-complex="bold"/>
    </style:style>
    <style:style style:name="T9" style:parent-style-name="Standardnípísmoodstavce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T12" style:parent-style-name="Standardnípísmoodstavce" style:family="text">
      <style:text-properties fo:font-weight="bold" style:font-weight-asian="bold" style:font-weight-complex="bold"/>
    </style:style>
    <style:style style:name="P13" style:parent-style-name="Standard" style:list-style-name="LFO1" style:family="paragraph"/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/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Standard" style:list-style-name="LFO1" style:family="paragraph"/>
    <style:style style:name="T20" style:parent-style-name="Standardnípísmoodstavce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text-indent="0.4923in"/>
    </style:style>
    <style:style style:name="P22" style:parent-style-name="Standard" style:list-style-name="LFO1" style:family="paragraph"/>
    <style:style style:name="T23" style:parent-style-name="Standardnípísmoodstavce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Standard" style:list-style-name="LFO1" style:family="paragraph"/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Standard" style:list-style-name="LFO1" style:family="paragraph"/>
    <style:style style:name="T29" style:parent-style-name="Standardnípísmoodstavce" style:family="text">
      <style:text-properties fo:font-weight="bold" style:font-weight-asian="bold" style:font-weight-complex="bold"/>
    </style:style>
    <style:style style:name="T30" style:parent-style-name="Standardnípísmoodstavce" style:family="text">
      <style:text-properties fo:font-weight="bold" style:font-weight-asian="bold" style:font-weight-complex="bold"/>
    </style:style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Standardnípísmoodstavce" style:family="text">
      <style:text-properties fo:font-weight="bold" style:font-weight-asian="bold" style:font-weight-complex="bold"/>
    </style:style>
    <style:style style:name="P38" style:parent-style-name="Normální" style:family="paragraph">
      <style:paragraph-properties fo:break-before="page"/>
    </style:style>
    <style:style style:name="P3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2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3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P46" style:parent-style-name="Normální" style:family="paragraph">
      <style:paragraph-properties fo:border="0.0034in solid #E3E3E3" fo:padding="0in" style:shadow="none" style:vertical-align="auto" fo:margin-bottom="0.2083in"/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P47" style:parent-style-name="Normální" style:family="paragraph">
      <style:paragraph-properties fo:border="0.0034in solid #E3E3E3" fo:padding="0in" style:shadow="none" style:vertical-align="auto" fo:margin-bottom="0.2083in"/>
      <style:text-properties fo:hyphenate="true"/>
    </style:style>
    <style:style style:name="T4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49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2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5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1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4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1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7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73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6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8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9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2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5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8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9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91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9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94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96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7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8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9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00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0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2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0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4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6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07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9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10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1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12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13" style:parent-style-name="Normální" style:family="paragraph">
      <style:text-properties fo:font-weight="bold" style:font-weight-asian="bold" style:font-weight-complex="bold"/>
    </style:style>
    <style:style style:name="P114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5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6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7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8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119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T120" style:parent-style-name="Standardnípísmoodstavce" style:family="text">
      <style:text-properties fo:font-weight="bold" style:font-weight-asian="bold" style:font-weight-complex="bold"/>
    </style:style>
    <style:style style:name="P121" style:parent-style-name="Standard" style:list-style-name="LFO1" style:family="paragraph"/>
    <style:style style:name="P122" style:parent-style-name="Standard" style:list-style-name="LFO1" style:family="paragraph"/>
    <style:style style:name="P123" style:parent-style-name="Standard" style:list-style-name="LFO1" style:family="paragraph"/>
    <style:style style:name="P124" style:parent-style-name="Standard" style:list-style-name="LFO1" style:family="paragraph"/>
    <style:style style:name="P125" style:parent-style-name="Standard" style:list-style-name="LFO1" style:family="paragraph"/>
    <style:style style:name="P126" style:parent-style-name="Standard" style:list-style-name="LFO1" style:family="paragraph"/>
    <style:style style:name="P127" style:parent-style-name="Standard" style:list-style-name="LFO1" style:family="paragraph"/>
    <style:style style:name="P128" style:parent-style-name="Standard" style:list-style-name="LFO1" style:family="paragraph"/>
    <style:style style:name="P129" style:parent-style-name="Standard" style:list-style-name="LFO1" style:family="paragraph"/>
    <style:style style:name="T130" style:parent-style-name="Standardnípísmoodstavce" style:family="text">
      <style:text-properties fo:font-weight="bold" style:font-weight-asian="bold" style:font-weight-complex="bold"/>
    </style:style>
    <style:style style:name="T131" style:parent-style-name="Standardnípísmoodstavce" style:family="text">
      <style:text-properties fo:font-weight="bold" style:font-weight-asian="bold" style:font-weight-complex="bold"/>
    </style:style>
    <style:style style:name="P132" style:parent-style-name="Standard" style:list-style-name="LFO1" style:family="paragraph"/>
    <style:style style:name="P133" style:parent-style-name="Standard" style:list-style-name="LFO1" style:family="paragraph"/>
    <style:style style:name="P134" style:parent-style-name="Standard" style:list-style-name="LFO1" style:family="paragraph"/>
    <style:style style:name="P135" style:parent-style-name="Standard" style:list-style-name="LFO1" style:family="paragraph"/>
    <style:style style:name="P136" style:parent-style-name="Standard" style:list-style-name="LFO1" style:family="paragraph">
      <style:text-properties fo:font-weight="bold" style:font-weight-asian="bold" style:font-weight-complex="bold"/>
    </style:style>
    <style:style style:name="P137" style:parent-style-name="Standard" style:list-style-name="LFO1" style:family="paragraph">
      <style:text-properties fo:font-weight="bold" style:font-weight-asian="bold" style:font-weight-complex="bold"/>
    </style:style>
    <style:style style:name="P138" style:parent-style-name="Standard" style:list-style-name="LFO1" style:family="paragraph"/>
    <style:style style:name="T139" style:parent-style-name="Standardnípísmoodstavce" style:family="text">
      <style:text-properties fo:font-weight="bold" style:font-weight-asian="bold" style:font-weight-complex="bold"/>
    </style:style>
    <style:style style:name="P140" style:parent-style-name="Standard" style:list-style-name="LFO1" style:family="paragraph"/>
    <style:style style:name="T141" style:parent-style-name="Standardnípísmoodstavce" style:family="text">
      <style:text-properties fo:font-weight="bold" style:font-weight-asian="bold" style:font-weight-complex="bold"/>
    </style:style>
    <style:style style:name="P142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4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4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4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6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7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8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9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5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51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3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5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</office:automatic-styles>
  <office:body>
    <office:text text:use-soft-page-breaks="true">
      <text:p text:style-name="P1">R. U. R.</text:p>
      <text:p text:style-name="Standard"><text:span text:style-name="T2">Literární žánr:</text:span><text:s/></text:p>
      <text:list text:style-name="LFO2" text:continue-numbering="true">
        <text:list-item>
          <text:p text:style-name="P3">Epika</text:p>
        </text:list-item>
      </text:list>
      <text:p text:style-name="P4">Literární druh:</text:p>
      <text:list text:style-name="LFO1" text:continue-numbering="true">
        <text:list-item>
          <text:p text:style-name="P5">Drama<text:s/></text:p>
        </text:list-item>
      </text:list>
      <text:p text:style-name="Standard"><text:span text:style-name="T6">Literární forma:</text:span><text:s/></text:p>
      <text:list text:style-name="LFO1" text:continue-numbering="true">
        <text:list-item>
          <text:p text:style-name="P7">Próza</text:p>
        </text:list-item>
      </text:list>
      <text:p text:style-name="Standard"><text:span text:style-name="T8">Čas prostor</text:span><text:span text:style-name="T9">:</text:span><text:s/></text:p>
      <text:list text:style-name="LFO1" text:continue-numbering="true">
        <text:list-item>
          <text:p text:style-name="P10">2. pol. 19. století, budoucnost</text:p>
        </text:list-item>
        <text:list-item>
          <text:p text:style-name="P11">továrna na roboty, na ostrově</text:p>
        </text:list-item>
      </text:list>
      <text:p text:style-name="Standard"><text:span text:style-name="T12">Téma:</text:span><text:s/></text:p>
      <text:list text:style-name="LFO1" text:continue-numbering="true">
        <text:list-item>
          <text:p text:style-name="P13">Budoucí hrozba umělé inteligence. Vztahy mezi lidmi, strach a obavy. Myšlenka</text:p>
        </text:list-item>
      </text:list>
      <text:p text:style-name="Standard">vyrábět roboty za účelem zbavit člověka dřiny.</text:p>
      <text:p text:style-name="Standard"><text:span text:style-name="T14">Kompozice</text:span>:<text:s/></text:p>
      <text:list text:style-name="LFO1" text:continue-numbering="true">
        <text:list-item>
          <text:p text:style-name="P15">chronologická, předehra + 3 dějství</text:p>
        </text:list-item>
      </text:list>
      <text:p text:style-name="P16">Způsob vyprávění:<text:s/></text:p>
      <text:list text:style-name="LFO1" text:continue-numbering="true">
        <text:list-item>
          <text:p text:style-name="P17">formou promluv postav</text:p>
        </text:list-item>
      </text:list>
      <text:p text:style-name="Standard"><text:span text:style-name="T18">Charakteristika postav</text:span>:<text:s/></text:p>
      <text:list text:style-name="LFO1" text:continue-numbering="true">
        <text:list-item>
          <text:p text:style-name="P19"><text:span text:style-name="T20">Harry Domin</text:span><text:s/>– ředitel továrny, chce ovládat a změnit svět, aby ho</text:p>
        </text:list-item>
      </text:list>
      <text:p text:style-name="P21">všichni poslouchali</text:p>
      <text:list text:style-name="LFO1" text:continue-numbering="true">
        <text:list-item>
          <text:p text:style-name="P22"><text:span text:style-name="T23">Helena Gloryová</text:span><text:s/>– citlivá žena, hájí roboty, nemůže mít děti, tragická postava</text:p>
        </text:list-item>
        <text:list-item>
          <text:p text:style-name="P24"><text:span text:style-name="T25">Alquist – šéf staveb</text:span>, nemá důvěru k náhlé změně světa, jeho nejvyšší hodnotou je lidský</text:p>
        </text:list-item>
      </text:list>
      <text:p text:style-name="Standard">život, když se cítí špatně jde pracovat, roboti ho ušetří, představitel starých hodnot,</text:p>
      <text:p text:style-name="Standard">nejsympatičtější postava</text:p>
      <text:list text:style-name="LFO1" text:continue-numbering="true">
        <text:list-item>
          <text:p text:style-name="P26"><text:span text:style-name="T27">Dr. Gall</text:span><text:s/>– stará se o technickou stránku robotů, aby byli co nejdokonalejší</text:p>
        </text:list-item>
        <text:list-item>
          <text:p text:style-name="P28"><text:span text:style-name="T29">Roboti Helena a Primus</text:span><text:s/>– první roboti, kteří cítí lásku</text:p>
        </text:list-item>
      </text:list>
      <text:p text:style-name="Standard"><text:span text:style-name="T30">Jazykové prostředky</text:span>:<text:s/></text:p>
      <text:list text:style-name="LFO1" text:continue-numbering="true">
        <text:list-item>
          <text:p text:style-name="P31">dialogy,<text:s/></text:p>
        </text:list-item>
        <text:list-item>
          <text:p text:style-name="P32">filozofické myšlenky,<text:s/></text:p>
        </text:list-item>
        <text:list-item>
          <text:p text:style-name="P33">spisovný jazyk,<text:s/></text:p>
        </text:list-item>
        <text:list-item>
          <text:p text:style-name="P34">nespisovná čeština</text:p>
        </text:list-item>
        <text:list-item>
          <text:p text:style-name="P35">neologismus (robot),</text:p>
        </text:list-item>
      </text:list>
      <text:p text:style-name="P36">Literární kontext:</text:p>
      <text:p text:style-name="Standard"><text:span text:style-name="T37">Literární směr</text:span>:<text:s/></text:p>
      <text:p text:style-name="Standard">demokratický proud (do poloviny 20. let)</text:p>
      <text:p text:style-name="Standard">Znaky: všestranný pohled na společnost</text:p>
      <text:p text:style-name="Standard">-<text:s/>místo revoluce chtějí reformy – humanisté – zájem o obyčejný, každodenní život člověka</text:p>
      <text:p text:style-name="Standard">-<text:s/>člověk má mít možnost se rozvíjet</text:p>
      <text:p text:style-name="Standard">-<text:s/>vystupují proti fašismu</text:p>
      <text:p text:style-name="P38"/>
      <text:soft-page-break/>
      <text:p text:style-name="Standard">Děj:</text:p>
      <text:p text:style-name="P39">Příběh se odehrává na ostrově, kde sídlí továrna Rossum's Universal Robots, založená starým Rossumem, který objevil tajemství syntetického života a vytvořil první umělé lidi – roboty. Jeho synovec, mladý Rossum, spolu s ředitelem Harry Dominem, rozvinul výrobu robotů ve velkém.</text:p>
      <text:p text:style-name="P40">Do továrny přijíždí Helena Gloryová, dcera významného politika, která se snaží zlepšit podmínky robotů. Helena je šokována nelidským zacházením s roboty a přesvědčuje vedení továrny, aby se k nim chovalo lépe. Nakonec se s Dominem ožení a zůstává na ostrově.</text:p>
      <text:p text:style-name="P41">Během deseti let se roboti rozšíří po celém světě a stávají se nezbytnou pracovní silou. Avšak začínají se projevovat známky vzpoury a nespokojenosti. Dr. Gall tajně provádí experimenty, aby robotům dal více lidských vlastností a emocí, což vede k jejich povstání proti lidem.</text:p>
      <text:p text:style-name="P42">Globální vzpoura robotů vede k totální válce, ve které lidé postupně prohrávají. Helena v zoufalství spálí tajné formule na výrobu robotů, což lidstvo zbaví možnosti vyrábět nové roboty. Všichni na ostrově jsou zabiti roboty kromě inženýra Alquista, kterého roboti potřebují, aby našel ztracené formule.</text:p>
      <text:p text:style-name="P43">Alquist, zoufalý a osamělý, se snaží najít způsob, jak znovu vytvořit formuli a zachránit lidstvo. V závěru se dva roboti, Primus a Helena, začnou chovat jako lidé a projevovat lidské emoce. Alquist v nich vidí naději na nový začátek, což naznačuje možnou evoluci robotů směrem k lidství.</text:p>
      <text:p text:style-name="Standard"/>
      <text:p text:style-name="P44"/>
      <text:p text:style-name="P45"/>
      <text:soft-page-break/>
      <text:p text:style-name="P46">Valka s mloky</text:p>
      <text:p text:style-name="P47"><text:span text:style-name="T48">ROZBOR DÍLA:</text:span></text:p>
      <text:p text:style-name="P49"><text:span text:style-name="T50">Téma:</text:span><text:span text:style-name="T51"><text:s/>Konflikt mezi lidstvem a inteligentními mlocci, kteří byli původně využíváni jako levná pracovní síla, avšak postupně se vzbouří a začnou ohrožovat lidskou civilizaci.</text:span></text:p>
      <text:p text:style-name="P52"><text:span text:style-name="T53">Motiv:</text:span><text:span text:style-name="T54"><text:s/>Kolonialismus, zneužívání technologického pokroku, kapitalismus, morální a etické dilema, ekologická katastrofa.</text:span></text:p>
      <text:p text:style-name="P55"><text:span text:style-name="T56">Časoprostor:</text:span><text:span text:style-name="T57"><text:s/>Blízká budoucnost, různá prostředí po celém světě, hlavně ostrovy a pobřeží, kde se mločí populace rozšiřuje.</text:span></text:p>
      <text:p text:style-name="P58"><text:span text:style-name="T59">Kompoziční výstavba:</text:span><text:span text:style-name="T60"><text:s/>Dílo je rozděleno do tří částí, chronologicky uspořádané, obsahuje novinové články, zápisky a reportáže, které doplňují hlavní děj.</text:span></text:p>
      <text:p text:style-name="P61"><text:span text:style-name="T62">Literární druh:</text:span><text:span text:style-name="T63"><text:s/>Epika</text:span></text:p>
      <text:p text:style-name="P64"><text:span text:style-name="T65">Literární<text:s/></text:span><text:span text:style-name="T66">forma:<text:s/></text:span><text:span text:style-name="T67">proza</text:span></text:p>
      <text:p text:style-name="P68"><text:span text:style-name="T69">Literární žánr:</text:span><text:span text:style-name="T70"><text:s/>Román, dystopie, satira</text:span></text:p>
      <text:p text:style-name="P71"><text:span text:style-name="T72">Postavy:</text:span></text:p>
      <text:list text:style-name="LFO3" text:continue-numbering="true">
        <text:list-item>
          <text:p text:style-name="P73"><text:span text:style-name="T74">Kapitán van Toch:</text:span><text:span text:style-name="T75"><text:s/>Objevitel mloků, vidí v nich obchodní příležitost, je naivní a má morální dilema.</text:span></text:p>
        </text:list-item>
        <text:list-item>
          <text:p text:style-name="P76"><text:span text:style-name="T77">G. H. Bondy:</text:span><text:span text:style-name="T78"><text:s/>Průmyslník, využívá mloky pro ekonomický zisk, symbol kapitalismu a chamtivosti.</text:span></text:p>
        </text:list-item>
        <text:list-item>
          <text:p text:style-name="P79"><text:span text:style-name="T80">Profesor Povondra:</text:span><text:span text:style-name="T81"><text:s/>Vědec, zkoumá mloky, varuje před nebezpečím, symbol vědecké etiky.</text:span></text:p>
        </text:list-item>
        <text:list-item>
          <text:p text:style-name="P82"><text:span text:style-name="T83">Čeněk Veselý:</text:span><text:span text:style-name="T84"><text:s/>Novinář, jehož články přinášejí svědectví o rozšiřování mloků, symbol médií a veřejného mínění.</text:span></text:p>
        </text:list-item>
        <text:list-item>
          <text:p text:style-name="P85"><text:span text:style-name="T86">Mloci:</text:span><text:span text:style-name="T87"><text:s/>Inteligentní tvorové, původně podřadní pracovníci, kteří se stávají hrozbou pro lidstvo.</text:span></text:p>
        </text:list-item>
      </text:list>
      <text:p text:style-name="P88"><text:span text:style-name="T89">Vyprávěcí způsoby:</text:span><text:span text:style-name="T90"><text:s/>Er-forma (třetí osoba), časté využití fiktivních dokumentů, novinových článků a reportáží.</text:span></text:p>
      <text:p text:style-name="P91"><text:span text:style-name="T92">Typy promluv:</text:span><text:span text:style-name="T93"><text:s/>Dialogy, přímá i nepřímá řeč, monology, fiktivní dokumenty.</text:span></text:p>
      <text:p text:style-name="P94"><text:span text:style-name="T95">Jazykové prostředky:</text:span></text:p>
      <text:list text:style-name="LFO4" text:continue-numbering="true">
        <text:list-item>
          <text:p text:style-name="P96">Spisovná čeština.</text:p>
        </text:list-item>
        <text:list-item>
          <text:p text:style-name="P97">Satirický a ironický tón.</text:p>
        </text:list-item>
        <text:list-item>
          <text:p text:style-name="P98">Směs vědeckého a literárního jazyka.</text:p>
        </text:list-item>
        <text:list-item>
          <text:p text:style-name="P99">Použití metafor, alegorií a symboliky.</text:p>
        </text:list-item>
      </text:list>
      <text:p text:style-name="P100"><text:span text:style-name="T101">Tropy a figury:</text:span></text:p>
      <text:list text:style-name="LFO5" text:continue-numbering="true">
        <text:list-item>
          <text:p text:style-name="P102"><text:span text:style-name="T103">Symboly:</text:span></text:p>
          <text:list text:continue-numbering="true">
            <text:list-item>
              <text:p text:style-name="P104"><text:span text:style-name="T105">Mloci:</text:span><text:span text:style-name="T106"><text:s/>Symbol kolonizovaných národů, technologického pokroku a jeho zneužití.</text:span></text:p>
            </text:list-item>
            <text:list-item>
              <text:p text:style-name="P107"><text:span text:style-name="T108">Moře:</text:span><text:span text:style-name="T109"><text:s/>Symbol neprobádaného a nekontrolovatelného přírodního živlu.</text:span></text:p>
            </text:list-item>
            <text:list-item>
              <text:p text:style-name="P110"><text:span text:style-name="T111">Kapitál a technologie:</text:span><text:span text:style-name="T112"><text:s/>Symbol kapitalismu a jeho dopadů na společnost a životní prostředí.</text:span></text:p>
            </text:list-item>
          </text:list>
        </text:list-item>
      </text:list>
      <text:p text:style-name="P113">Děj :</text:p>
      <text:p text:style-name="P114">Příběh začíná objevením inteligentních mloků, kteří žijí v oceánu, kapitánem van Toch při lovu perel v Tichomoří. Mloci, známí jako Andrias Scheuchzeri, jsou původně mírumilovní a pracují pro kapitána v perlových vodách. Van Toch vidí v mlokách velký potenciál a po návratu do Evropy se spojí s podnikatelem Bondym, který vidí možnost zisku v jejich využití.</text:p>
      <text:p text:style-name="P115">Mloci se rychle rozšíří po celém světě jako levná pracovní síla, staví podvodní města a provádí těžké práce, které jsou pro lidi nebezpečné. Lidé se stále více spoléhají na mloky a poskytují jim moderní technologie, což vede k jejich rychlé evoluci a zvyšování inteligence.</text:p>
      <text:p text:style-name="P116">Postupem času mloci začnou vyžadovat více prostoru pro své rozšiřování a začínají přeměňovat pobřeží a ničit lidská sídla, aby získali nové teritorium. Situace se postupně zhoršuje a napětí mezi lidmi a mloky roste.</text:p>
      <text:p text:style-name="P117">Nakonec se mloci vzbouří a zahájí válku proti lidstvu. Lidstvo je rozdělené a nedokáže se efektivně bránit proti koordinovanému útoku mloků. Mločí populace je obrovská a jejich technologická úroveň dosahuje lidské úrovně. Válka vede k masivní destrukci pobřežních oblastí a lidská civilizace je na pokraji kolapsu.</text:p>
      <text:p text:style-name="P118">Příběh končí úvahou autora (Karla Čapka) o budoucnosti lidstva a mloků. Autor spekuluje, že mloci nakonec nebudou schopni existovat bez lidí, které budou muset zotročit nebo vymýtit. Kniha uzavírá temnou předpovědí o možném konci lidské civilizace v důsledku její vlastní chamtivosti a neuváženého technologického pokroku.</text:p>
      <text:p text:style-name="P119"/>
      <text:soft-page-break/>
      <text:p text:style-name="Standard"><text:span text:style-name="T120">O autorovi:</text:span><text:s/>Karel Čapek (1890-1938)</text:p>
      <text:list text:style-name="LFO1" text:continue-numbering="true">
        <text:list-item>
          <text:p text:style-name="P121">český spisovatel, novinář, politik, překladatel a fotograf</text:p>
        </text:list-item>
        <text:list-item>
          <text:p text:style-name="P122">redaktor Národních listů a Lidových novin</text:p>
        </text:list-item>
        <text:list-item>
          <text:p text:style-name="P123">bratr Josefa Čapka</text:p>
        </text:list-item>
        <text:list-item>
          <text:p text:style-name="P124">studoval na Univerzitě Karlově, v Berlíně a Paříži</text:p>
        </text:list-item>
        <text:list-item>
          <text:p text:style-name="P125">pracoval v redakční radě, jako dramaturg, redaktor i učitel</text:p>
        </text:list-item>
        <text:list-item>
          <text:p text:style-name="P126">přítel TGM</text:p>
        </text:list-item>
        <text:list-item>
          <text:p text:style-name="P127">navržen na Nobelovu cenu, nedostal ji, poté byl nominován ještě šestkrát</text:p>
        </text:list-item>
        <text:list-item>
          <text:p text:style-name="P128">jako první český spisovatel měl velký ohlas i v cizině</text:p>
        </text:list-item>
        <text:list-item>
          <text:p text:style-name="P129">ve svém prvním období se soustředí hlavně na člověka jako jedince, v dalším</text:p>
        </text:list-item>
      </text:list>
      <text:p text:style-name="Standard">období pak přesouvá pozornost na problémy celé společnosti (<text:span text:style-name="T130">strach z technického pokroku</text:span></text:p>
      <text:p text:style-name="Standard"><text:span text:style-name="T131">a fašismu</text:span>), jedná se o utopické období</text:p>
      <text:p text:style-name="Standard"/>
      <text:p text:style-name="Standard">Autoři doby:<text:s/></text:p>
      <text:list text:style-name="LFO1" text:continue-numbering="true">
        <text:list-item>
          <text:p text:style-name="P132">Josef Čapek (Báseň z koncentračního tábora),<text:s/></text:p>
        </text:list-item>
        <text:list-item>
          <text:p text:style-name="P133">Karel Poláček (Bylo nás pět),<text:s/></text:p>
        </text:list-item>
        <text:list-item>
          <text:p text:style-name="P134">Jan<text:s/>Werich a Jiří Voskovec (Caesar),<text:s/></text:p>
        </text:list-item>
        <text:list-item>
          <text:p text:style-name="P135">Eduard Baas (Klapzubova jedenáctka)</text:p>
        </text:list-item>
      </text:list>
      <text:p text:style-name="Standard">Další známé dílo:</text:p>
      <text:list text:style-name="LFO1" text:continue-numbering="true">
        <text:list-item>
          <text:p text:style-name="P136">Povídky z jedné a druhé kapsy</text:p>
        </text:list-item>
        <text:list-item>
          <text:p text:style-name="P137">Továrna na Absolutno</text:p>
        </text:list-item>
        <text:list-item>
          <text:p text:style-name="P138"><text:span text:style-name="T139">Bílá nemoc</text:span>,<text:s/></text:p>
        </text:list-item>
        <text:list-item>
          <text:p text:style-name="P140"><text:span text:style-name="T141">Matka</text:span></text:p>
        </text:list-item>
      </text:list>
      <text:p text:style-name="P142"><text:span text:style-name="T143">Literárně-historický kontext:</text:span></text:p>
      <text:list text:style-name="LFO6" text:continue-numbering="true">
        <text:list-item>
          <text:p text:style-name="P144"><text:span text:style-name="T145">Modernismus:</text:span></text:p>
          <text:list text:continue-numbering="true">
            <text:list-item>
              <text:p text:style-name="P146">20. století, reflexe rychlých společenských a technologických změn.</text:p>
            </text:list-item>
            <text:list-item>
              <text:p text:style-name="P147">Kritika zneužívání technologií a neetických praktik.</text:p>
            </text:list-item>
            <text:list-item>
              <text:p text:style-name="P148">Důraz na experimentování s formou a stylem.</text:p>
            </text:list-item>
          </text:list>
        </text:list-item>
        <text:list-item>
          <text:p text:style-name="P149"><text:span text:style-name="T150">Meziválečné období:</text:span></text:p>
          <text:list text:continue-numbering="true">
            <text:list-item>
              <text:p text:style-name="P151">Období mezi první a druhou světovou válkou.</text:p>
            </text:list-item>
            <text:list-item>
              <text:p text:style-name="P152">Reflexe rostoucího nacionalismu, kolonialismu a globálních konfliktů.</text:p>
            </text:list-item>
            <text:list-item>
              <text:p text:style-name="P153"><text:span text:style-name="T154">Utopické a dystopické vize budoucnosti, kritika současného stavu společnosti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23-02-07T10:14:00Z</meta:creation-date>
    <dc:date>2024-05-18T13:59:00Z</dc:date>
    <meta:template xlink:href="Normal.dotm" xlink:type="simple"/>
    <meta:editing-cycles>2</meta:editing-cycles>
    <meta:editing-duration>PT7980S</meta:editing-duration>
    <meta:document-statistic meta:page-count="5" meta:paragraph-count="14" meta:word-count="1080" meta:character-count="7225" meta:row-count="51" meta:non-whitespace-character-count="6159"/>
  </office:meta>
</office:document-meta>
</file>